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5mm"/>
    </style:style>
    <style:style style:name="co3" style:family="table-column">
      <style:table-column-properties fo:break-before="auto" style:column-width="61.2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6.28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5.47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16.19mm"/>
    </style:style>
    <style:style style:name="co15" style:family="table-column">
      <style:table-column-properties fo:break-before="auto" style:column-width="21.91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32.61mm"/>
    </style:style>
    <style:style style:name="co18" style:family="table-column">
      <style:table-column-properties fo:break-before="auto" style:column-width="29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/>
    <style:style style:name="ce6" style:family="table-cell" style:parent-style-name="Default" style:data-style-name="N3"/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7" style:family="table-cell" style:parent-style-name="Default" style:data-style-name="N4"/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1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09"/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1" style:family="table-cell" style:parent-style-name="Default" style:data-style-name="N100"/>
    <style:style style:name="ce45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Konstanten" table:style-name="ta1">
        <table:table-column table:style-name="co1" table:default-cell-style-name="Default"/>
        <table:table-column table:style-name="co2" table:default-cell-style-name="ce6"/>
        <table:table-row table:style-name="ro1">
          <table:table-cell office:value-type="string" calcext:value-type="string">
            <text:p>US</text:p>
          </table:table-cell>
          <table:table-cell table:formula="of:=SUM([$AlterstrukturUSA.B2:$AlterstrukturUSA.B19])" office:value-type="float" office:value="327167439" calcext:value-type="float">
            <text:p>327.167.439</text:p>
          </table:table-cell>
        </table:table-row>
      </table:table>
      <table:table table:name="Quellen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epicentro.iss.it/coronavirus/bollettino/Bollettino-sorveglianza-integrata-COVID-19_25-agosto-2020.pdf" xlink:type="simple">https://www.epicentro.iss.it/coronavirus/bollettino/Bollettino-sorveglianza-integrata-COVID-19_25-agosto-2020.pdf</text:a></text:p>
          </table:table-cell>
        </table:table-row>
        <table:table-row table:style-name="ro1">
          <table:table-cell office:value-type="string" calcext:value-type="string">
            <text:p>US_1</text:p>
          </table:table-cell>
          <table:table-cell office:value-type="string" calcext:value-type="string">
            <text:p>https://www.cdph.ca.gov/Programs/CID/DCDC/Pages/COVID-19/COVID-19-Cases-by-Age-Group.aspx</text:p>
          </table:table-cell>
        </table:table-row>
        <table:table-row table:style-name="ro1">
          <table:table-cell office:value-type="string" calcext:value-type="string">
            <text:p>US_2</text:p>
          </table:table-cell>
          <table:table-cell office:value-type="string" calcext:value-type="string">
            <text:p>https://www.health.state.mn.us/diseases/coronavirus/situation.html#ageg1</text:p>
          </table:table-cell>
        </table:table-row>
        <table:table-row table:style-name="ro1">
          <table:table-cell office:value-type="string" calcext:value-type="string">
            <text:p>US_3</text:p>
          </table:table-cell>
          <table:table-cell office:value-type="string" calcext:value-type="string">
            <text:p>https://covid.cdc.gov/covid-data-tracker/#demographics</text:p>
          </table:table-cell>
        </table:table-row>
      </table:table>
      <table:table table:name="Italy" table:style-name="ta1"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6"/>
        <table:table-column table:style-name="co6" table:default-cell-style-name="Default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3"/>
        <table:table-column table:style-name="co6" table:default-cell-style-name="ce18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CasesM</text:p>
          </table:table-cell>
          <table:table-cell/>
          <table:table-cell table:style-name="Default" office:value-type="string" calcext:value-type="string">
            <text:p>DeathsM</text:p>
          </table:table-cell>
          <table:table-cell/>
          <table:table-cell office:value-type="string" calcext:value-type="string">
            <text:p>CasesF</text:p>
          </table:table-cell>
          <table:table-cell/>
          <table:table-cell table:style-name="Default" office:value-type="string" calcext:value-type="string">
            <text:p>DeathsF</text:p>
          </table:table-cell>
          <table:table-cell/>
          <table:table-cell table:style-name="Default" office:value-type="string" calcext:value-type="string">
            <text:p>Cases</text:p>
          </table:table-cell>
          <table:table-cell table:style-name="Default" office:value-type="string" calcext:value-type="string">
            <text:p>Deaths</text:p>
          </table:table-cell>
          <table:table-cell table:style-name="Default" office:value-type="string" calcext:value-type="string">
            <text:p>CFRm</text:p>
          </table:table-cell>
          <table:table-cell table:style-name="Default" office:value-type="string" calcext:value-type="string">
            <text:p>CFRf</text:p>
          </table:table-cell>
          <table:table-cell table:style-name="Default" office:value-type="string" calcext:value-type="string">
            <text:p>CFR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.645</text:p>
          </table:table-cell>
          <table:table-cell table:style-name="ce3" table:formula="of:=[.B2]/[.B$13]" office:value-type="percentage" office:value="0.0135466763291389" calcext:value-type="percentage">
            <text:p>1,35 %</text:p>
          </table:table-cell>
          <table:table-cell office:value-type="float" office:value="1" calcext:value-type="float">
            <text:p>1</text:p>
          </table:table-cell>
          <table:table-cell table:style-name="ce3" table:formula="of:=[.D2]/[.D$13]" office:value-type="percentage" office:value="0.0000486878621159745" calcext:value-type="percentage">
            <text:p>0,00 %</text:p>
          </table:table-cell>
          <table:table-cell office:value-type="float" office:value="1494" calcext:value-type="float">
            <text:p>1494</text:p>
          </table:table-cell>
          <table:table-cell table:style-name="ce3" table:formula="of:=[.F2]/[.F$13]" office:value-type="percentage" office:value="0.0107593478135623" calcext:value-type="percentage">
            <text:p>1,08 %</text:p>
          </table:table-cell>
          <table:table-cell office:value-type="float" office:value="3" calcext:value-type="float">
            <text:p>3</text:p>
          </table:table-cell>
          <table:table-cell table:style-name="ce3" table:formula="of:=[.H2]/[.H$13]" office:value-type="percentage" office:value="0.00019514733623886" calcext:value-type="percentage">
            <text:p>0,02 %</text:p>
          </table:table-cell>
          <table:table-cell table:formula="of:=[.B2]+[.F2]" office:value-type="float" office:value="3139" calcext:value-type="float">
            <text:p>3.139</text:p>
          </table:table-cell>
          <table:table-cell table:formula="of:=[.D2]+[.H2]" office:value-type="float" office:value="4" calcext:value-type="float">
            <text:p>4</text:p>
          </table:table-cell>
          <table:table-cell table:formula="of:=[.D2]/[.B2]" office:value-type="percentage" office:value="0.00060790273556231" calcext:value-type="percentage">
            <text:p>0,06 %</text:p>
          </table:table-cell>
          <table:table-cell table:formula="of:=[.H2]/[.F2]" office:value-type="percentage" office:value="0.00200803212851406" calcext:value-type="percentage">
            <text:p>0,20 %</text:p>
          </table:table-cell>
          <table:table-cell table:formula="of:=[.K2]/[.J2]" office:value-type="percentage" office:value="0.00127429117553361" calcext:value-type="percentage">
            <text:p>0,13 %</text:p>
          </table:table-cell>
          <table:table-cell table:formula="of:=[.B2]/[.F2]" office:value-type="float" office:value="1.10107095046854" calcext:value-type="float">
            <text:p>1,1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4" calcext:value-type="float">
            <text:p>3.404</text:p>
          </table:table-cell>
          <table:table-cell table:style-name="ce3" table:formula="of:=[.B3]/[.B$13]" office:value-type="percentage" office:value="0.0280321496804796" calcext:value-type="percentage">
            <text:p>2,80 %</text:p>
          </table:table-cell>
          <table:table-cell office:value-type="float" office:value="0" calcext:value-type="float">
            <text:p>0</text:p>
          </table:table-cell>
          <table:table-cell table:style-name="ce3" table:formula="of:=[.D3]/[.D$13]" office:value-type="percentage" office:value="0" calcext:value-type="percentage">
            <text:p>0,00 %</text:p>
          </table:table-cell>
          <table:table-cell office:value-type="float" office:value="3001" calcext:value-type="float">
            <text:p>3001</text:p>
          </table:table-cell>
          <table:table-cell table:style-name="ce3" table:formula="of:=[.F3]/[.F$13]" office:value-type="percentage" office:value="0.0216123177968543" calcext:value-type="percentage">
            <text:p>2,16 %</text:p>
          </table:table-cell>
          <table:table-cell office:value-type="float" office:value="0" calcext:value-type="float">
            <text:p>0</text:p>
          </table:table-cell>
          <table:table-cell table:style-name="ce3" table:formula="of:=[.H3]/[.H$13]" office:value-type="percentage" office:value="0" calcext:value-type="percentage">
            <text:p>0,00 %</text:p>
          </table:table-cell>
          <table:table-cell table:formula="of:=[.B3]+[.F3]" office:value-type="float" office:value="6405" calcext:value-type="float">
            <text:p>6.405</text:p>
          </table:table-cell>
          <table:table-cell table:formula="of:=[.D3]+[.H3]" office:value-type="float" office:value="0" calcext:value-type="float">
            <text:p>0</text:p>
          </table:table-cell>
          <table:table-cell table:formula="of:=[.D3]/[.B3]" office:value-type="percentage" office:value="0" calcext:value-type="percentage">
            <text:p>0,00 %</text:p>
          </table:table-cell>
          <table:table-cell table:formula="of:=[.H3]/[.F3]" office:value-type="percentage" office:value="0" calcext:value-type="percentage">
            <text:p>0,00 %</text:p>
          </table:table-cell>
          <table:table-cell table:formula="of:=[.K3]/[.J3]" office:value-type="percentage" office:value="0" calcext:value-type="percentage">
            <text:p>0,00 %</text:p>
          </table:table-cell>
          <table:table-cell table:formula="of:=[.B3]/[.F3]" office:value-type="float" office:value="1.13428857047651" calcext:value-type="float">
            <text:p>1,13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85" calcext:value-type="float">
            <text:p>9.285</text:p>
          </table:table-cell>
          <table:table-cell table:style-name="ce3" table:formula="of:=[.B4]/[.B$13]" office:value-type="percentage" office:value="0.0764625469398511" calcext:value-type="percentage">
            <text:p>7,65 %</text:p>
          </table:table-cell>
          <table:table-cell office:value-type="float" office:value="12" calcext:value-type="float">
            <text:p>12</text:p>
          </table:table-cell>
          <table:table-cell table:style-name="ce3" table:formula="of:=[.D4]/[.D$13]" office:value-type="percentage" office:value="0.000584254345391694" calcext:value-type="percentage">
            <text:p>0,06 %</text:p>
          </table:table-cell>
          <table:table-cell office:value-type="float" office:value="9545" calcext:value-type="float">
            <text:p>9545</text:p>
          </table:table-cell>
          <table:table-cell table:style-name="ce3" table:formula="of:=[.F4]/[.F$13]" office:value-type="percentage" office:value="0.0687402776977588" calcext:value-type="percentage">
            <text:p>6,87 %</text:p>
          </table:table-cell>
          <table:table-cell office:value-type="float" office:value="4" calcext:value-type="float">
            <text:p>4</text:p>
          </table:table-cell>
          <table:table-cell table:style-name="ce3" table:formula="of:=[.H4]/[.H$13]" office:value-type="percentage" office:value="0.00026019644831848" calcext:value-type="percentage">
            <text:p>0,03 %</text:p>
          </table:table-cell>
          <table:table-cell table:formula="of:=[.B4]+[.F4]" office:value-type="float" office:value="18830" calcext:value-type="float">
            <text:p>18.830</text:p>
          </table:table-cell>
          <table:table-cell table:formula="of:=[.D4]+[.H4]" office:value-type="float" office:value="16" calcext:value-type="float">
            <text:p>16</text:p>
          </table:table-cell>
          <table:table-cell table:formula="of:=[.D4]/[.B4]" office:value-type="percentage" office:value="0.0012924071082391" calcext:value-type="percentage">
            <text:p>0,13 %</text:p>
          </table:table-cell>
          <table:table-cell table:formula="of:=[.H4]/[.F4]" office:value-type="percentage" office:value="0.000419067574646412" calcext:value-type="percentage">
            <text:p>0,04 %</text:p>
          </table:table-cell>
          <table:table-cell table:formula="of:=[.K4]/[.J4]" office:value-type="percentage" office:value="0.000849707912904939" calcext:value-type="percentage">
            <text:p>0,08 %</text:p>
          </table:table-cell>
          <table:table-cell table:formula="of:=[.B4]/[.F4]" office:value-type="float" office:value="0.972760607647983" calcext:value-type="float">
            <text:p>0,97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86" calcext:value-type="float">
            <text:p>10.486</text:p>
          </table:table-cell>
          <table:table-cell table:style-name="ce3" table:formula="of:=[.B5]/[.B$13]" office:value-type="percentage" office:value="0.0863528559193623" calcext:value-type="percentage">
            <text:p>8,64 %</text:p>
          </table:table-cell>
          <table:table-cell office:value-type="float" office:value="45" calcext:value-type="float">
            <text:p>45</text:p>
          </table:table-cell>
          <table:table-cell table:style-name="ce3" table:formula="of:=[.D5]/[.D$13]" office:value-type="percentage" office:value="0.00219095379521885" calcext:value-type="percentage">
            <text:p>0,22 %</text:p>
          </table:table-cell>
          <table:table-cell office:value-type="float" office:value="11728" calcext:value-type="float">
            <text:p>11728</text:p>
          </table:table-cell>
          <table:table-cell table:style-name="ce3" table:formula="of:=[.F5]/[.F$13]" office:value-type="percentage" office:value="0.0844616005070001" calcext:value-type="percentage">
            <text:p>8,45 %</text:p>
          </table:table-cell>
          <table:table-cell office:value-type="float" office:value="23" calcext:value-type="float">
            <text:p>23</text:p>
          </table:table-cell>
          <table:table-cell table:style-name="ce3" table:formula="of:=[.H5]/[.H$13]" office:value-type="percentage" office:value="0.00149612957783126" calcext:value-type="percentage">
            <text:p>0,15 %</text:p>
          </table:table-cell>
          <table:table-cell table:formula="of:=[.B5]+[.F5]" office:value-type="float" office:value="22214" calcext:value-type="float">
            <text:p>22.214</text:p>
          </table:table-cell>
          <table:table-cell table:formula="of:=[.D5]+[.H5]" office:value-type="float" office:value="68" calcext:value-type="float">
            <text:p>68</text:p>
          </table:table-cell>
          <table:table-cell table:formula="of:=[.D5]/[.B5]" office:value-type="percentage" office:value="0.00429143620064848" calcext:value-type="percentage">
            <text:p>0,43 %</text:p>
          </table:table-cell>
          <table:table-cell table:formula="of:=[.H5]/[.F5]" office:value-type="percentage" office:value="0.00196111869031378" calcext:value-type="percentage">
            <text:p>0,20 %</text:p>
          </table:table-cell>
          <table:table-cell table:formula="of:=[.K5]/[.J5]" office:value-type="percentage" office:value="0.00306113261906906" calcext:value-type="percentage">
            <text:p>0,31 %</text:p>
          </table:table-cell>
          <table:table-cell table:formula="of:=[.B5]/[.F5]" office:value-type="float" office:value="0.894099590723056" calcext:value-type="float">
            <text:p>0,8941</text:p>
          </table:table-cell>
          <table:table-cell table:style-name="ce7" table:formula="of:=[.L5]/[.M5]" office:value-type="float" office:value="2.18825929396545" calcext:value-type="float">
            <text:p>2,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742" calcext:value-type="float">
            <text:p>14.742</text:p>
          </table:table-cell>
          <table:table-cell table:style-name="ce3" table:formula="of:=[.B6]/[.B$13]" office:value-type="percentage" office:value="0.12140127808156" calcext:value-type="percentage">
            <text:p>12,14 %</text:p>
          </table:table-cell>
          <table:table-cell office:value-type="float" office:value="223" calcext:value-type="float">
            <text:p>223</text:p>
          </table:table-cell>
          <table:table-cell table:style-name="ce3" table:formula="of:=[.D6]/[.D$13]" office:value-type="percentage" office:value="0.0108573932518623" calcext:value-type="percentage">
            <text:p>1,09 %</text:p>
          </table:table-cell>
          <table:table-cell office:value-type="float" office:value="19372" calcext:value-type="float">
            <text:p>19372</text:p>
          </table:table-cell>
          <table:table-cell table:style-name="ce3" table:formula="of:=[.F6]/[.F$13]" office:value-type="percentage" office:value="0.139511436308118" calcext:value-type="percentage">
            <text:p>13,95 %</text:p>
          </table:table-cell>
          <table:table-cell office:value-type="float" office:value="89" calcext:value-type="float">
            <text:p>89</text:p>
          </table:table-cell>
          <table:table-cell table:style-name="ce3" table:formula="of:=[.H6]/[.H$13]" office:value-type="percentage" office:value="0.00578937097508619" calcext:value-type="percentage">
            <text:p>0,58 %</text:p>
          </table:table-cell>
          <table:table-cell table:formula="of:=[.B6]+[.F6]" office:value-type="float" office:value="34114" calcext:value-type="float">
            <text:p>34.114</text:p>
          </table:table-cell>
          <table:table-cell table:formula="of:=[.D6]+[.H6]" office:value-type="float" office:value="312" calcext:value-type="float">
            <text:p>312</text:p>
          </table:table-cell>
          <table:table-cell table:formula="of:=[.D6]/[.B6]" office:value-type="percentage" office:value="0.0151268484601818" calcext:value-type="percentage">
            <text:p>1,51 %</text:p>
          </table:table-cell>
          <table:table-cell table:formula="of:=[.H6]/[.F6]" office:value-type="percentage" office:value="0.00459425975634937" calcext:value-type="percentage">
            <text:p>0,46 %</text:p>
          </table:table-cell>
          <table:table-cell table:formula="of:=[.K6]/[.J6]" office:value-type="percentage" office:value="0.00914580524124993" calcext:value-type="percentage">
            <text:p>0,91 %</text:p>
          </table:table-cell>
          <table:table-cell table:formula="of:=[.B6]/[.F6]" office:value-type="float" office:value="0.760995250877555" calcext:value-type="float">
            <text:p>0,7610</text:p>
          </table:table-cell>
          <table:table-cell table:style-name="ce7" table:formula="of:=[.L6]/[.M6]" office:value-type="float" office:value="3.29255402663642" calcext:value-type="float">
            <text:p>3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45" calcext:value-type="float">
            <text:p>21.145</text:p>
          </table:table-cell>
          <table:table-cell table:style-name="ce3" table:formula="of:=[.B7]/[.B$13]" office:value-type="percentage" office:value="0.174130377495224" calcext:value-type="percentage">
            <text:p>17,41 %</text:p>
          </table:table-cell>
          <table:table-cell office:value-type="float" office:value="943" calcext:value-type="float">
            <text:p>943</text:p>
          </table:table-cell>
          <table:table-cell table:style-name="ce3" table:formula="of:=[.D7]/[.D$13]" office:value-type="percentage" office:value="0.0459126539753639" calcext:value-type="percentage">
            <text:p>4,59 %</text:p>
          </table:table-cell>
          <table:table-cell office:value-type="float" office:value="24313" calcext:value-type="float">
            <text:p>24313</text:p>
          </table:table-cell>
          <table:table-cell table:style-name="ce3" table:formula="of:=[.F7]/[.F$13]" office:value-type="percentage" office:value="0.175095062510803" calcext:value-type="percentage">
            <text:p>17,51 %</text:p>
          </table:table-cell>
          <table:table-cell office:value-type="float" office:value="302" calcext:value-type="float">
            <text:p>302</text:p>
          </table:table-cell>
          <table:table-cell table:style-name="ce3" table:formula="of:=[.H7]/[.H$13]" office:value-type="percentage" office:value="0.0196448318480453" calcext:value-type="percentage">
            <text:p>1,96 %</text:p>
          </table:table-cell>
          <table:table-cell table:formula="of:=[.B7]+[.F7]" office:value-type="float" office:value="45458" calcext:value-type="float">
            <text:p>45.458</text:p>
          </table:table-cell>
          <table:table-cell table:formula="of:=[.D7]+[.H7]" office:value-type="float" office:value="1245" calcext:value-type="float">
            <text:p>1.245</text:p>
          </table:table-cell>
          <table:table-cell table:formula="of:=[.D7]/[.B7]" office:value-type="percentage" office:value="0.0445968314022228" calcext:value-type="percentage">
            <text:p>4,46 %</text:p>
          </table:table-cell>
          <table:table-cell table:formula="of:=[.H7]/[.F7]" office:value-type="percentage" office:value="0.0124213383786452" calcext:value-type="percentage">
            <text:p>1,24 %</text:p>
          </table:table-cell>
          <table:table-cell table:formula="of:=[.K7]/[.J7]" office:value-type="percentage" office:value="0.0273879185181926" calcext:value-type="percentage">
            <text:p>2,74 %</text:p>
          </table:table-cell>
          <table:table-cell table:formula="of:=[.B7]/[.F7]" office:value-type="float" office:value="0.869699337802821" calcext:value-type="float">
            <text:p>0,8697</text:p>
          </table:table-cell>
          <table:table-cell table:style-name="ce7" table:formula="of:=[.L7]/[.M7]" office:value-type="float" office:value="3.59034027113325" calcext:value-type="float">
            <text:p>3,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74" calcext:value-type="float">
            <text:p>19.774</text:p>
          </table:table-cell>
          <table:table-cell table:style-name="ce3" table:formula="of:=[.B8]/[.B$13]" office:value-type="percentage" office:value="0.162840108044008" calcext:value-type="percentage">
            <text:p>16,28 %</text:p>
          </table:table-cell>
          <table:table-cell office:value-type="float" office:value="2728" calcext:value-type="float">
            <text:p>2.728</text:p>
          </table:table-cell>
          <table:table-cell table:style-name="ce3" table:formula="of:=[.D8]/[.D$13]" office:value-type="percentage" office:value="0.132820487852378" calcext:value-type="percentage">
            <text:p>13,28 %</text:p>
          </table:table-cell>
          <table:table-cell office:value-type="float" office:value="13617" calcext:value-type="float">
            <text:p>13617</text:p>
          </table:table-cell>
          <table:table-cell table:style-name="ce3" table:formula="of:=[.F8]/[.F$13]" office:value-type="percentage" office:value="0.0980656219392752" calcext:value-type="percentage">
            <text:p>9,81 %</text:p>
          </table:table-cell>
          <table:table-cell office:value-type="float" office:value="866" calcext:value-type="float">
            <text:p>866</text:p>
          </table:table-cell>
          <table:table-cell table:style-name="ce3" table:formula="of:=[.H8]/[.H$13]" office:value-type="percentage" office:value="0.056332531060951" calcext:value-type="percentage">
            <text:p>5,63 %</text:p>
          </table:table-cell>
          <table:table-cell table:formula="of:=[.B8]+[.F8]" office:value-type="float" office:value="33391" calcext:value-type="float">
            <text:p>33.391</text:p>
          </table:table-cell>
          <table:table-cell table:formula="of:=[.D8]+[.H8]" office:value-type="float" office:value="3594" calcext:value-type="float">
            <text:p>3.594</text:p>
          </table:table-cell>
          <table:table-cell table:formula="of:=[.D8]/[.B8]" office:value-type="percentage" office:value="0.137958935976535" calcext:value-type="percentage">
            <text:p>13,80 %</text:p>
          </table:table-cell>
          <table:table-cell table:formula="of:=[.H8]/[.F8]" office:value-type="percentage" office:value="0.0635969743702725" calcext:value-type="percentage">
            <text:p>6,36 %</text:p>
          </table:table-cell>
          <table:table-cell table:formula="of:=[.K8]/[.J8]" office:value-type="percentage" office:value="0.107633793537181" calcext:value-type="percentage">
            <text:p>10,76 %</text:p>
          </table:table-cell>
          <table:table-cell table:formula="of:=[.B8]/[.F8]" office:value-type="float" office:value="1.4521553939928" calcext:value-type="float">
            <text:p>1,4522</text:p>
          </table:table-cell>
          <table:table-cell table:style-name="ce7" table:formula="of:=[.L8]/[.M8]" office:value-type="float" office:value="2.16926885818992" calcext:value-type="float">
            <text:p>2,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63" calcext:value-type="float">
            <text:p>19.963</text:p>
          </table:table-cell>
          <table:table-cell table:style-name="ce3" table:formula="of:=[.B9]/[.B$13]" office:value-type="percentage" office:value="0.164396534686079" calcext:value-type="percentage">
            <text:p>16,44 %</text:p>
          </table:table-cell>
          <table:table-cell office:value-type="float" office:value="6466" calcext:value-type="float">
            <text:p>6.466</text:p>
          </table:table-cell>
          <table:table-cell table:style-name="ce3" table:formula="of:=[.D9]/[.D$13]" office:value-type="percentage" office:value="0.314815716441891" calcext:value-type="percentage">
            <text:p>31,48 %</text:p>
          </table:table-cell>
          <table:table-cell office:value-type="float" office:value="15136" calcext:value-type="float">
            <text:p>15136</text:p>
          </table:table-cell>
          <table:table-cell table:style-name="ce3" table:formula="of:=[.F9]/[.F$13]" office:value-type="percentage" office:value="0.109005012386933" calcext:value-type="percentage">
            <text:p>10,90 %</text:p>
          </table:table-cell>
          <table:table-cell office:value-type="float" office:value="2886" calcext:value-type="float">
            <text:p>2.886</text:p>
          </table:table-cell>
          <table:table-cell table:style-name="ce3" table:formula="of:=[.H9]/[.H$13]" office:value-type="percentage" office:value="0.187731737461784" calcext:value-type="percentage">
            <text:p>18,77 %</text:p>
          </table:table-cell>
          <table:table-cell table:formula="of:=[.B9]+[.F9]" office:value-type="float" office:value="35099" calcext:value-type="float">
            <text:p>35.099</text:p>
          </table:table-cell>
          <table:table-cell table:formula="of:=[.D9]+[.H9]" office:value-type="float" office:value="9352" calcext:value-type="float">
            <text:p>9.352</text:p>
          </table:table-cell>
          <table:table-cell table:formula="of:=[.D9]/[.B9]" office:value-type="percentage" office:value="0.323899213545058" calcext:value-type="percentage">
            <text:p>32,39 %</text:p>
          </table:table-cell>
          <table:table-cell table:formula="of:=[.H9]/[.F9]" office:value-type="percentage" office:value="0.190671247357294" calcext:value-type="percentage">
            <text:p>19,07 %</text:p>
          </table:table-cell>
          <table:table-cell table:formula="of:=[.K9]/[.J9]" office:value-type="percentage" office:value="0.266446337502493" calcext:value-type="percentage">
            <text:p>26,64 %</text:p>
          </table:table-cell>
          <table:table-cell table:formula="of:=[.B9]/[.F9]" office:value-type="float" office:value="1.31890856236786" calcext:value-type="float">
            <text:p>1,3189</text:p>
          </table:table-cell>
          <table:table-cell table:style-name="ce7" table:formula="of:=[.L9]/[.M9]" office:value-type="float" office:value="1.69873128767083" calcext:value-type="float">
            <text:p>1,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69" calcext:value-type="float">
            <text:p>17.069</text:p>
          </table:table-cell>
          <table:table-cell table:style-name="ce3" table:formula="of:=[.B10]/[.B$13]" office:value-type="percentage" office:value="0.140564266420713" calcext:value-type="percentage">
            <text:p>14,06 %</text:p>
          </table:table-cell>
          <table:table-cell office:value-type="float" office:value="8040" calcext:value-type="float">
            <text:p>8.040</text:p>
          </table:table-cell>
          <table:table-cell table:style-name="ce3" table:formula="of:=[.D10]/[.D$13]" office:value-type="percentage" office:value="0.391450411412435" calcext:value-type="percentage">
            <text:p>39,15 %</text:p>
          </table:table-cell>
          <table:table-cell office:value-type="float" office:value="25179" calcext:value-type="float">
            <text:p>25179</text:p>
          </table:table-cell>
          <table:table-cell table:style-name="ce3" table:formula="of:=[.F10]/[.F$13]" office:value-type="percentage" office:value="0.181331739355879" calcext:value-type="percentage">
            <text:p>18,13 %</text:p>
          </table:table-cell>
          <table:table-cell office:value-type="float" office:value="6680" calcext:value-type="float">
            <text:p>6.680</text:p>
          </table:table-cell>
          <table:table-cell table:style-name="ce3" table:formula="of:=[.H10]/[.H$13]" office:value-type="percentage" office:value="0.434528068691862" calcext:value-type="percentage">
            <text:p>43,45 %</text:p>
          </table:table-cell>
          <table:table-cell table:formula="of:=[.B10]+[.F10]" office:value-type="float" office:value="42248" calcext:value-type="float">
            <text:p>42.248</text:p>
          </table:table-cell>
          <table:table-cell table:formula="of:=[.D10]+[.H10]" office:value-type="float" office:value="14720" calcext:value-type="float">
            <text:p>14.720</text:p>
          </table:table-cell>
          <table:table-cell table:formula="of:=[.D10]/[.B10]" office:value-type="percentage" office:value="0.471029351455856" calcext:value-type="percentage">
            <text:p>47,10 %</text:p>
          </table:table-cell>
          <table:table-cell table:formula="of:=[.H10]/[.F10]" office:value-type="percentage" office:value="0.265300448786687" calcext:value-type="percentage">
            <text:p>26,53 %</text:p>
          </table:table-cell>
          <table:table-cell table:formula="of:=[.K10]/[.J10]" office:value-type="percentage" office:value="0.348418860064382" calcext:value-type="percentage">
            <text:p>34,84 %</text:p>
          </table:table-cell>
          <table:table-cell table:formula="of:=[.B10]/[.F10]" office:value-type="float" office:value="0.677906191667659" calcext:value-type="float">
            <text:p>0,6779</text:p>
          </table:table-cell>
          <table:table-cell table:style-name="ce7" table:formula="of:=[.L10]/[.M10]" office:value-type="float" office:value="1.77545629345913" calcext:value-type="float">
            <text:p>1,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4" calcext:value-type="float">
            <text:p>3.914</text:p>
          </table:table-cell>
          <table:table-cell table:style-name="ce3" table:formula="of:=[.B11]/[.B$13]" office:value-type="percentage" office:value="0.0322320310955926" calcext:value-type="percentage">
            <text:p>3,22 %</text:p>
          </table:table-cell>
          <table:table-cell office:value-type="float" office:value="2081" calcext:value-type="float">
            <text:p>2.081</text:p>
          </table:table-cell>
          <table:table-cell table:style-name="ce3" table:formula="of:=[.D11]/[.D$13]" office:value-type="percentage" office:value="0.101319441063343" calcext:value-type="percentage">
            <text:p>10,13 %</text:p>
          </table:table-cell>
          <table:table-cell office:value-type="float" office:value="15455" calcext:value-type="float">
            <text:p>15455</text:p>
          </table:table-cell>
          <table:table-cell table:style-name="ce3" table:formula="of:=[.F11]/[.F$13]" office:value-type="percentage" office:value="0.111302356397995" calcext:value-type="percentage">
            <text:p>11,13 %</text:p>
          </table:table-cell>
          <table:table-cell office:value-type="float" office:value="4520" calcext:value-type="float">
            <text:p>4.520</text:p>
          </table:table-cell>
          <table:table-cell table:style-name="ce3" table:formula="of:=[.H11]/[.H$13]" office:value-type="percentage" office:value="0.294021986599883" calcext:value-type="percentage">
            <text:p>29,40 %</text:p>
          </table:table-cell>
          <table:table-cell table:formula="of:=[.B11]+[.F11]" office:value-type="float" office:value="19369" calcext:value-type="float">
            <text:p>19.369</text:p>
          </table:table-cell>
          <table:table-cell table:formula="of:=[.D11]+[.H11]" office:value-type="float" office:value="6601" calcext:value-type="float">
            <text:p>6.601</text:p>
          </table:table-cell>
          <table:table-cell table:formula="of:=[.D11]/[.B11]" office:value-type="percentage" office:value="0.531681144609096" calcext:value-type="percentage">
            <text:p>53,17 %</text:p>
          </table:table-cell>
          <table:table-cell table:formula="of:=[.H11]/[.F11]" office:value-type="percentage" office:value="0.292461986412164" calcext:value-type="percentage">
            <text:p>29,25 %</text:p>
          </table:table-cell>
          <table:table-cell table:formula="of:=[.K11]/[.J11]" office:value-type="percentage" office:value="0.34080231297434" calcext:value-type="percentage">
            <text:p>34,08 %</text:p>
          </table:table-cell>
          <table:table-cell table:formula="of:=[.B11]/[.F11]" office:value-type="float" office:value="0.25325137495956" calcext:value-type="float">
            <text:p>0,2533</text:p>
          </table:table-cell>
          <table:table-cell table:style-name="ce7" table:formula="of:=[.L11]/[.M11]" office:value-type="float" office:value="1.81794957741893" calcext:value-type="float">
            <text:p>1,82</text:p>
          </table:table-cell>
        </table:table-row>
        <table:table-row table:style-name="ro1">
          <table:table-cell table:style-name="ce1" office:value-type="string" calcext:value-type="string">
            <text:p>nn</text:p>
          </table:table-cell>
          <table:table-cell office:value-type="float" office:value="5" calcext:value-type="float">
            <text:p>5</text:p>
          </table:table-cell>
          <table:table-cell table:style-name="ce3" table:formula="of:=[.B12]/[.B$13]" office:value-type="percentage" office:value="0.0000411753079913038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table:style-name="ce3" table:formula="of:=[.D12]/[.D$13]" office:value-type="percentage" office:value="0" calcext:value-type="percentage">
            <text:p>0,00 %</text:p>
          </table:table-cell>
          <table:table-cell office:value-type="float" office:value="16" calcext:value-type="float">
            <text:p>16</text:p>
          </table:table-cell>
          <table:table-cell table:style-name="ce3" table:formula="of:=[.F12]/[.F$13]" office:value-type="percentage" office:value="0.000115227285821282" calcext:value-type="percentage">
            <text:p>0,01 %</text:p>
          </table:table-cell>
          <table:table-cell office:value-type="float" office:value="0" calcext:value-type="float">
            <text:p>0</text:p>
          </table:table-cell>
          <table:table-cell table:style-name="ce3" table:formula="of:=[.H12]/[.H$13]" office:value-type="percentage" office:value="0" calcext:value-type="percentage">
            <text:p>0,00 %</text:p>
          </table:table-cell>
          <table:table-cell table:formula="of:=[.B12]+[.F12]" office:value-type="float" office:value="21" calcext:value-type="float">
            <text:p>21</text:p>
          </table:table-cell>
          <table:table-cell table:formula="of:=[.D12]+[.H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,00 %</text:p>
          </table:table-cell>
          <table:table-cell table:formula="of:=[.H12]/[.F12]" office:value-type="percentage" office:value="0" calcext:value-type="percentage">
            <text:p>0,00 %</text:p>
          </table:table-cell>
          <table:table-cell table:formula="of:=[.K12]/[.J12]" office:value-type="percentage" office:value="0" calcext:value-type="percentage">
            <text:p>0,00 %</text:p>
          </table:table-cell>
          <table:table-cell table:formula="of:=[.B12]/[.F12]" office:value-type="float" office:value="0.3125" calcext:value-type="float">
            <text:p>0,3125</text:p>
          </table:table-cell>
          <table:table-cell table:style-name="ce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121432" calcext:value-type="float">
            <text:p>121.432</text:p>
          </table:table-cell>
          <table:table-cell/>
          <table:table-cell table:formula="of:=SUM([.D2:.D12])" office:value-type="float" office:value="20539" calcext:value-type="float">
            <text:p>20.539</text:p>
          </table:table-cell>
          <table:table-cell/>
          <table:table-cell table:style-name="ce6" table:formula="of:=SUM([.F2:.F12])" office:value-type="float" office:value="138856" calcext:value-type="float">
            <text:p>138.856</text:p>
          </table:table-cell>
          <table:table-cell/>
          <table:table-cell table:formula="of:=SUM([.H2:.H12])" office:value-type="float" office:value="15373" calcext:value-type="float">
            <text:p>15.373</text:p>
          </table:table-cell>
          <table:table-cell/>
          <table:table-cell table:formula="of:=SUM([.J2:.J12])" office:value-type="float" office:value="260288" calcext:value-type="float">
            <text:p>260.288</text:p>
          </table:table-cell>
          <table:table-cell table:formula="of:=SUM([.K2:.K12])" office:value-type="float" office:value="35912" calcext:value-type="float">
            <text:p>35.912</text:p>
          </table:table-cell>
          <table:table-cell table:formula="of:=[.D13]/[.B13]" office:value-type="percentage" office:value="0.169139930166678" calcext:value-type="percentage">
            <text:p>16,91 %</text:p>
          </table:table-cell>
          <table:table-cell table:formula="of:=[.H13]/[.F13]" office:value-type="percentage" office:value="0.110711816558161" calcext:value-type="percentage">
            <text:p>11,07 %</text:p>
          </table:table-cell>
          <table:table-cell table:formula="of:=[.K13]/[.J13]" office:value-type="percentage" office:value="0.1379702483403" calcext:value-type="percentage">
            <text:p>13,80 %</text:p>
          </table:table-cell>
          <table:table-cell table:formula="of:=[.B13]/[.F13]" office:value-type="float" office:value="0.874517485740623" calcext:value-type="float">
            <text:p>0,8745</text:p>
          </table:table-cell>
          <table:table-cell table:style-name="ce7" table:formula="of:=[.L13]/[.M13]" office:value-type="float" office:value="1.5277495702351" calcext:value-type="float">
            <text:p>1,53</text:p>
          </table:table-cell>
        </table:table-row>
        <table:table-row table:style-name="ro1" table:number-rows-repeated="9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</table:table>
      <table:table table:name="US_1" table:style-name="ta1">
        <table:table-column table:style-name="co1" table:number-columns-repeated="2" table:default-cell-style-name="ce26"/>
        <table:table-column table:style-name="co12" table:default-cell-style-name="ce26"/>
        <table:table-column table:style-name="co1" table:default-cell-style-name="ce26"/>
        <table:table-column table:style-name="co13" table:default-cell-style-name="ce26"/>
        <table:table-column table:style-name="co1" table:number-columns-repeated="1019" table:default-cell-style-name="ce26"/>
        <table:table-row table:style-name="ro1">
          <table:table-cell table:style-name="ce22" office:value-type="string" calcext:value-type="string">
            <text:p>Age Group</text:p>
          </table:table-cell>
          <table:table-cell table:style-name="ce22" office:value-type="string" calcext:value-type="string">
            <text:p>No. Cases</text:p>
          </table:table-cell>
          <table:table-cell table:style-name="ce22"/>
          <table:table-cell table:style-name="ce22" office:value-type="string" calcext:value-type="string">
            <text:p>No. Deaths</text:p>
          </table:table-cell>
          <table:table-cell table:style-name="ce22"/>
          <table:table-cell table:style-name="ce22" office:value-type="string" calcext:value-type="string">
            <text:p>CFR</text:p>
          </table:table-cell>
          <table:table-cell table:number-columns-repeated="3"/>
          <table:table-cell table:style-name="ce22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&lt;5</text:p>
          </table:table-cell>
          <table:table-cell table:style-name="ce27" office:value-type="float" office:value="15358" calcext:value-type="float">
            <text:p>15.358</text:p>
          </table:table-cell>
          <table:table-cell table:style-name="ce28" table:formula="of:=[.B2]/[.B$13]" office:value-type="percentage" office:value="0.0215686494806559" calcext:value-type="percentage">
            <text:p>2,16 %</text:p>
          </table:table-cell>
          <table:table-cell table:style-name="ce27" office:value-type="float" office:value="0" calcext:value-type="float">
            <text:p>0</text:p>
          </table:table-cell>
          <table:table-cell table:style-name="ce28" table:formula="of:=[.D2]/[.D$13]" office:value-type="percentage" office:value="0" calcext:value-type="percentage">
            <text:p>0,00 %</text:p>
          </table:table-cell>
          <table:table-cell table:style-name="ce30" table:formula="of:=[.D2]/[.B2]" office:value-type="percentage" office:value="0" calcext:value-type="percentage">
            <text:p>0,00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5-17</text:p>
          </table:table-cell>
          <table:table-cell table:style-name="ce27" office:value-type="float" office:value="56913" calcext:value-type="float">
            <text:p>56.913</text:p>
          </table:table-cell>
          <table:table-cell table:style-name="ce28" table:formula="of:=[.B3]/[.B$13]" office:value-type="percentage" office:value="0.0799281513147916" calcext:value-type="percentage">
            <text:p>7,99 %</text:p>
          </table:table-cell>
          <table:table-cell table:style-name="ce27" office:value-type="float" office:value="3" calcext:value-type="float">
            <text:p>3</text:p>
          </table:table-cell>
          <table:table-cell table:style-name="ce28" table:formula="of:=[.D3]/[.D$13]" office:value-type="percentage" office:value="0.000231606577626805" calcext:value-type="percentage">
            <text:p>0,02 %</text:p>
          </table:table-cell>
          <table:table-cell table:style-name="ce30" table:formula="of:=[.D3]/[.B3]" office:value-type="percentage" office:value="0.0000527120341573981" calcext:value-type="percentage">
            <text:p>0,01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18-34</text:p>
          </table:table-cell>
          <table:table-cell table:style-name="ce27" office:value-type="float" office:value="250420" calcext:value-type="float">
            <text:p>250.420</text:p>
          </table:table-cell>
          <table:table-cell table:style-name="ce28" table:formula="of:=[.B4]/[.B$13]" office:value-type="percentage" office:value="0.351687798082163" calcext:value-type="percentage">
            <text:p>35,17 %</text:p>
          </table:table-cell>
          <table:table-cell table:style-name="ce27" office:value-type="float" office:value="191" calcext:value-type="float">
            <text:p>191</text:p>
          </table:table-cell>
          <table:table-cell table:style-name="ce28" table:formula="of:=[.D4]/[.D$13]" office:value-type="percentage" office:value="0.0147456187755732" calcext:value-type="percentage">
            <text:p>1,47 %</text:p>
          </table:table-cell>
          <table:table-cell table:style-name="ce30" table:formula="of:=[.D4]/[.B4]" office:value-type="percentage" office:value="0.000762718632697069" calcext:value-type="percentage">
            <text:p>0,08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35-49</text:p>
          </table:table-cell>
          <table:table-cell table:style-name="ce27" office:value-type="float" office:value="177099" calcext:value-type="float">
            <text:p>177.099</text:p>
          </table:table-cell>
          <table:table-cell table:style-name="ce28" table:formula="of:=[.B5]/[.B$13]" office:value-type="percentage" office:value="0.24871638588193" calcext:value-type="percentage">
            <text:p>24,87 %</text:p>
          </table:table-cell>
          <table:table-cell table:style-name="ce27" office:value-type="float" office:value="741" calcext:value-type="float">
            <text:p>741</text:p>
          </table:table-cell>
          <table:table-cell table:style-name="ce28" table:formula="of:=[.D5]/[.D$13]" office:value-type="percentage" office:value="0.0572068246738207" calcext:value-type="percentage">
            <text:p>5,72 %</text:p>
          </table:table-cell>
          <table:table-cell table:style-name="ce30" table:formula="of:=[.D5]/[.B5]" office:value-type="percentage" office:value="0.00418410041841004" calcext:value-type="percentage">
            <text:p>0,4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50-59</text:p>
          </table:table-cell>
          <table:table-cell table:style-name="ce27" office:value-type="float" office:value="99137" calcext:value-type="float">
            <text:p>99.137</text:p>
          </table:table-cell>
          <table:table-cell table:style-name="ce28" table:formula="of:=[.B6]/[.B$13]" office:value-type="percentage" office:value="0.139227191272548" calcext:value-type="percentage">
            <text:p>13,92 %</text:p>
          </table:table-cell>
          <table:table-cell table:style-name="ce27" office:value-type="float" office:value="1339" calcext:value-type="float">
            <text:p>1.339</text:p>
          </table:table-cell>
          <table:table-cell table:style-name="ce28" table:formula="of:=[.D6]/[.D$13]" office:value-type="percentage" office:value="0.103373735814097" calcext:value-type="percentage">
            <text:p>10,34 %</text:p>
          </table:table-cell>
          <table:table-cell table:style-name="ce30" table:formula="of:=[.D6]/[.B6]" office:value-type="percentage" office:value="0.0135065616268396" calcext:value-type="percentage">
            <text:p>1,35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60-64</text:p>
          </table:table-cell>
          <table:table-cell table:style-name="ce27" office:value-type="float" office:value="35725" calcext:value-type="float">
            <text:p>35.725</text:p>
          </table:table-cell>
          <table:table-cell table:style-name="ce28" table:formula="of:=[.B7]/[.B$13]" office:value-type="percentage" office:value="0.0501718975580435" calcext:value-type="percentage">
            <text:p>5,02 %</text:p>
          </table:table-cell>
          <table:table-cell table:style-name="ce27" office:value-type="float" office:value="1063" calcext:value-type="float">
            <text:p>1.063</text:p>
          </table:table-cell>
          <table:table-cell table:style-name="ce28" table:formula="of:=[.D7]/[.D$13]" office:value-type="percentage" office:value="0.0820659306724311" calcext:value-type="percentage">
            <text:p>8,21 %</text:p>
          </table:table-cell>
          <table:table-cell table:style-name="ce30" table:formula="of:=[.D7]/[.B7]" office:value-type="percentage" office:value="0.0297550734779566" calcext:value-type="percentage">
            <text:p>2,98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65-69</text:p>
          </table:table-cell>
          <table:table-cell table:style-name="ce27" office:value-type="float" office:value="24617" calcext:value-type="float">
            <text:p>24.617</text:p>
          </table:table-cell>
          <table:table-cell table:style-name="ce28" table:formula="of:=[.B8]/[.B$13]" office:value-type="percentage" office:value="0.0345719132872318" calcext:value-type="percentage">
            <text:p>3,46 %</text:p>
          </table:table-cell>
          <table:table-cell table:style-name="ce27" office:value-type="float" office:value="1316" calcext:value-type="float">
            <text:p>1.316</text:p>
          </table:table-cell>
          <table:table-cell table:style-name="ce28" table:formula="of:=[.D8]/[.D$13]" office:value-type="percentage" office:value="0.101598085385625" calcext:value-type="percentage">
            <text:p>10,16 %</text:p>
          </table:table-cell>
          <table:table-cell table:style-name="ce30" table:formula="of:=[.D8]/[.B8]" office:value-type="percentage" office:value="0.0534589917536662" calcext:value-type="percentage">
            <text:p>5,35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70-74</text:p>
          </table:table-cell>
          <table:table-cell table:style-name="ce27" office:value-type="float" office:value="16983" calcext:value-type="float">
            <text:p>16.983</text:p>
          </table:table-cell>
          <table:table-cell table:style-name="ce28" table:formula="of:=[.B9]/[.B$13]" office:value-type="percentage" office:value="0.0238507861785375" calcext:value-type="percentage">
            <text:p>2,39 %</text:p>
          </table:table-cell>
          <table:table-cell table:style-name="ce27" office:value-type="float" office:value="1470" calcext:value-type="float">
            <text:p>1.470</text:p>
          </table:table-cell>
          <table:table-cell table:style-name="ce28" table:formula="of:=[.D9]/[.D$13]" office:value-type="percentage" office:value="0.113487223037134" calcext:value-type="percentage">
            <text:p>11,35 %</text:p>
          </table:table-cell>
          <table:table-cell table:style-name="ce30" table:formula="of:=[.D9]/[.B9]" office:value-type="percentage" office:value="0.0865571453806748" calcext:value-type="percentage">
            <text:p>8,66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75-79</text:p>
          </table:table-cell>
          <table:table-cell table:style-name="ce27" office:value-type="float" office:value="11794" calcext:value-type="float">
            <text:p>11.794</text:p>
          </table:table-cell>
          <table:table-cell table:style-name="ce28" table:formula="of:=[.B10]/[.B$13]" office:value-type="percentage" office:value="0.0165633970552712" calcext:value-type="percentage">
            <text:p>1,66 %</text:p>
          </table:table-cell>
          <table:table-cell table:style-name="ce27" office:value-type="float" office:value="1475" calcext:value-type="float">
            <text:p>1.475</text:p>
          </table:table-cell>
          <table:table-cell table:style-name="ce28" table:formula="of:=[.D10]/[.D$13]" office:value-type="percentage" office:value="0.113873233999846" calcext:value-type="percentage">
            <text:p>11,39 %</text:p>
          </table:table-cell>
          <table:table-cell table:style-name="ce30" table:formula="of:=[.D10]/[.B10]" office:value-type="percentage" office:value="0.125063591656775" calcext:value-type="percentage">
            <text:p>12,51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4" office:value-type="string" calcext:value-type="string">
            <text:p>80+</text:p>
          </table:table-cell>
          <table:table-cell table:style-name="ce27" office:value-type="float" office:value="23117" calcext:value-type="float">
            <text:p>23.117</text:p>
          </table:table-cell>
          <table:table-cell table:style-name="ce28" table:formula="of:=[.B11]/[.B$13]" office:value-type="percentage" office:value="0.0324653255661103" calcext:value-type="percentage">
            <text:p>3,25 %</text:p>
          </table:table-cell>
          <table:table-cell table:style-name="ce27" office:value-type="float" office:value="5353" calcext:value-type="float">
            <text:p>5.353</text:p>
          </table:table-cell>
          <table:table-cell table:style-name="ce28" table:formula="of:=[.D11]/[.D$13]" office:value-type="percentage" office:value="0.413263336678762" calcext:value-type="percentage">
            <text:p>41,33 %</text:p>
          </table:table-cell>
          <table:table-cell table:style-name="ce30" table:formula="of:=[.D11]/[.B11]" office:value-type="percentage" office:value="0.231561188735563" calcext:value-type="percentage">
            <text:p>23,16 %</text:p>
          </table:table-cell>
          <table:table-cell table:number-columns-repeated="3"/>
          <table:table-cell table:style-name="ce24"/>
          <table:table-cell table:style-name="ce23" table:number-columns-repeated="5"/>
          <table:table-cell table:number-columns-repeated="1009"/>
        </table:table-row>
        <table:table-row table:style-name="ro1">
          <table:table-cell table:style-name="ce23" office:value-type="string" calcext:value-type="string">
            <text:p>missing</text:p>
          </table:table-cell>
          <table:table-cell table:style-name="ce27" office:value-type="float" office:value="889" calcext:value-type="float">
            <text:p>889</text:p>
          </table:table-cell>
          <table:table-cell table:style-name="ce28" table:formula="of:=[.B12]/[.B$13]" office:value-type="percentage" office:value="0.001248504322718" calcext:value-type="percentage">
            <text:p>0,12 %</text:p>
          </table:table-cell>
          <table:table-cell table:style-name="ce27" office:value-type="float" office:value="2" calcext:value-type="float">
            <text:p>2</text:p>
          </table:table-cell>
          <table:table-cell table:style-name="ce28" table:formula="of:=[.D12]/[.D$13]" office:value-type="percentage" office:value="0.000154404385084536" calcext:value-type="percentage">
            <text:p>0,02 %</text:p>
          </table:table-cell>
          <table:table-cell table:style-name="ce30" table:formula="of:=[.D12]/[.B12]" office:value-type="percentage" office:value="0.00224971878515186" calcext:value-type="percentage">
            <text:p>0,2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7" office:value-type="float" office:value="712052" calcext:value-type="float">
            <text:p>712.052</text:p>
          </table:table-cell>
          <table:table-cell table:style-name="ce27"/>
          <table:table-cell table:style-name="ce27" office:value-type="float" office:value="12953" calcext:value-type="float">
            <text:p>12.953</text:p>
          </table:table-cell>
          <table:table-cell table:style-name="ce27"/>
          <table:table-cell table:style-name="ce30" table:formula="of:=[.D13]/[.B13]" office:value-type="percentage" office:value="0.0181910871677911" calcext:value-type="percentage">
            <text:p>1,82 %</text:p>
          </table:table-cell>
          <table:table-cell table:number-columns-repeated="3"/>
          <table:table-cell table:style-name="ce23" table:number-columns-repeated="6"/>
          <table:table-cell table:number-columns-repeated="1009"/>
        </table:table-row>
        <table:table-row table:style-name="ro1">
          <table:table-cell table:style-name="ce25" table:number-columns-repeated="3"/>
          <table:table-cell table:style-name="ce29" table:number-columns-repeated="2"/>
          <table:table-cell table:number-columns-repeated="1019"/>
        </table:table-row>
        <table:table-row table:style-name="ro1" table:number-rows-repeated="25">
          <table:table-cell table:style-name="ce25" table:number-columns-repeated="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_2" table:style-name="ta1">
        <table:table-column table:style-name="co1" table:default-cell-style-name="Default"/>
        <table:table-column table:style-name="co14" table:number-columns-repeated="2" table:default-cell-style-name="Default"/>
        <table:table-column table:style-name="co14" table:default-cell-style-name="ce13"/>
        <table:table-row table:style-name="ro1">
          <table:table-cell table:style-name="ce14" office:value-type="string" calcext:value-type="string">
            <text:p>Age Group </text:p>
          </table:table-cell>
          <table:table-cell table:style-name="ce14" office:value-type="string" calcext:value-type="string">
            <text:p># Cases </text:p>
          </table:table-cell>
          <table:table-cell table:style-name="ce14" office:value-type="string" calcext:value-type="string">
            <text:p># Deaths</text:p>
          </table:table-cell>
          <table:table-cell table:style-name="ce16" office:value-type="string" calcext:value-type="string">
            <text:p>CFR</text:p>
          </table:table-cell>
        </table:table-row>
        <table:table-row table:style-name="ro1">
          <table:table-cell table:style-name="ce14" office:value-type="string" calcext:value-type="string">
            <text:p>0-5 </text:p>
          </table:table-cell>
          <table:table-cell table:style-name="ce15" office:value-type="float" office:value="968" calcext:value-type="float">
            <text:p>968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2]/[.B2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6-19 </text:p>
          </table:table-cell>
          <table:table-cell table:style-name="ce15" office:value-type="float" office:value="4724" calcext:value-type="float">
            <text:p>472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3]/[.B3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20-29 </text:p>
          </table:table-cell>
          <table:table-cell table:style-name="ce15" office:value-type="float" office:value="10582" calcext:value-type="float">
            <text:p>10582</text:p>
          </table:table-cell>
          <table:table-cell table:style-name="ce15" office:value-type="float" office:value="2" calcext:value-type="float">
            <text:p>2</text:p>
          </table:table-cell>
          <table:table-cell table:style-name="ce31" table:formula="of:=[.C4]/[.B4]" office:value-type="percentage" office:value="0.000189000189000189" calcext:value-type="percentage">
            <text:p>0,02 %</text:p>
          </table:table-cell>
        </table:table-row>
        <table:table-row table:style-name="ro1">
          <table:table-cell table:style-name="ce14" office:value-type="string" calcext:value-type="string">
            <text:p>30-39 </text:p>
          </table:table-cell>
          <table:table-cell table:style-name="ce15" office:value-type="float" office:value="8503" calcext:value-type="float">
            <text:p>8503</text:p>
          </table:table-cell>
          <table:table-cell table:style-name="ce15" office:value-type="float" office:value="11" calcext:value-type="float">
            <text:p>11</text:p>
          </table:table-cell>
          <table:table-cell table:style-name="ce31" table:formula="of:=[.C5]/[.B5]" office:value-type="percentage" office:value="0.00129366106080207" calcext:value-type="percentage">
            <text:p>0,13 %</text:p>
          </table:table-cell>
        </table:table-row>
        <table:table-row table:style-name="ro1">
          <table:table-cell table:style-name="ce14" office:value-type="string" calcext:value-type="string">
            <text:p>40-49 </text:p>
          </table:table-cell>
          <table:table-cell table:style-name="ce15" office:value-type="float" office:value="6678" calcext:value-type="float">
            <text:p>6678</text:p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[.C6]/[.B6]" office:value-type="percentage" office:value="0.00299490865528601" calcext:value-type="percentage">
            <text:p>0,30 %</text:p>
          </table:table-cell>
        </table:table-row>
        <table:table-row table:style-name="ro1">
          <table:table-cell table:style-name="ce14" office:value-type="string" calcext:value-type="string">
            <text:p>50-59 </text:p>
          </table:table-cell>
          <table:table-cell table:style-name="ce15" office:value-type="float" office:value="5969" calcext:value-type="float">
            <text:p>5969</text:p>
          </table:table-cell>
          <table:table-cell table:style-name="ce15" office:value-type="float" office:value="79" calcext:value-type="float">
            <text:p>79</text:p>
          </table:table-cell>
          <table:table-cell table:style-name="ce31" table:formula="of:=[.C7]/[.B7]" office:value-type="percentage" office:value="0.0132350477466912" calcext:value-type="percentage">
            <text:p>1,32 %</text:p>
          </table:table-cell>
        </table:table-row>
        <table:table-row table:style-name="ro1">
          <table:table-cell table:style-name="ce14" office:value-type="string" calcext:value-type="string">
            <text:p>60-69 </text:p>
          </table:table-cell>
          <table:table-cell table:style-name="ce15" office:value-type="float" office:value="3472" calcext:value-type="float">
            <text:p>3472</text:p>
          </table:table-cell>
          <table:table-cell table:style-name="ce15" office:value-type="float" office:value="186" calcext:value-type="float">
            <text:p>186</text:p>
          </table:table-cell>
          <table:table-cell table:style-name="ce31" table:formula="of:=[.C8]/[.B8]" office:value-type="percentage" office:value="0.0535714285714286" calcext:value-type="percentage">
            <text:p>5,36 %</text:p>
          </table:table-cell>
        </table:table-row>
        <table:table-row table:style-name="ro1">
          <table:table-cell table:style-name="ce14" office:value-type="string" calcext:value-type="string">
            <text:p>70-79 </text:p>
          </table:table-cell>
          <table:table-cell table:style-name="ce15" office:value-type="float" office:value="1928" calcext:value-type="float">
            <text:p>1928</text:p>
          </table:table-cell>
          <table:table-cell table:style-name="ce15" office:value-type="float" office:value="292" calcext:value-type="float">
            <text:p>292</text:p>
          </table:table-cell>
          <table:table-cell table:style-name="ce31" table:formula="of:=[.C9]/[.B9]" office:value-type="percentage" office:value="0.151452282157676" calcext:value-type="percentage">
            <text:p>15,15 %</text:p>
          </table:table-cell>
        </table:table-row>
        <table:table-row table:style-name="ro1">
          <table:table-cell table:style-name="ce14" office:value-type="string" calcext:value-type="string">
            <text:p>80-89 </text:p>
          </table:table-cell>
          <table:table-cell table:style-name="ce15" office:value-type="float" office:value="1702" calcext:value-type="float">
            <text:p>1702</text:p>
          </table:table-cell>
          <table:table-cell table:style-name="ce15" office:value-type="float" office:value="521" calcext:value-type="float">
            <text:p>521</text:p>
          </table:table-cell>
          <table:table-cell table:style-name="ce31" table:formula="of:=[.C10]/[.B10]" office:value-type="percentage" office:value="0.306110458284371" calcext:value-type="percentage">
            <text:p>30,61 %</text:p>
          </table:table-cell>
        </table:table-row>
        <table:table-row table:style-name="ro1">
          <table:table-cell table:style-name="ce14" office:value-type="string" calcext:value-type="string">
            <text:p>90-99 </text:p>
          </table:table-cell>
          <table:table-cell table:style-name="ce15" office:value-type="float" office:value="889" calcext:value-type="float">
            <text:p>889</text:p>
          </table:table-cell>
          <table:table-cell table:style-name="ce15" office:value-type="float" office:value="397" calcext:value-type="float">
            <text:p>397</text:p>
          </table:table-cell>
          <table:table-cell table:style-name="ce31" table:formula="of:=[.C11]/[.B11]" office:value-type="percentage" office:value="0.446569178852643" calcext:value-type="percentage">
            <text:p>44,66 %</text:p>
          </table:table-cell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30" calcext:value-type="float">
            <text:p>30</text:p>
          </table:table-cell>
          <table:table-cell table:style-name="ce31" table:formula="of:=[.C12]/[.B12]" office:value-type="percentage" office:value="0.576923076923077" calcext:value-type="percentage">
            <text:p>57,69 %</text:p>
          </table:table-cell>
        </table:table-row>
        <table:table-row table:style-name="ro2">
          <table:table-cell table:style-name="ce14" office:value-type="string" calcext:value-type="string">
            <text:p>Unknown/missing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13]/[.B13]" office:value-type="percentage" office:value="0" calcext:value-type="percentage">
            <text:p>0,00 %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_3" table:style-name="ta1">
        <table:table-column table:style-name="co1" table:default-cell-style-name="Default"/>
        <table:table-column table:style-name="co15" table:number-columns-repeated="3" table:default-cell-style-name="ce6"/>
        <table:table-column table:style-name="co16" table:number-columns-repeated="2" table:default-cell-style-name="ce45"/>
        <table:table-column table:style-name="co6" table:default-cell-style-name="ce3"/>
        <table:table-column table:style-name="co1" table:number-columns-repeated="1017" table:default-cell-style-name="Default"/>
        <table:table-row table:style-name="ro3">
          <table:table-cell table:style-name="ce43" office:value-type="string" calcext:value-type="string">
            <text:p>AgeGroup</text:p>
          </table:table-cell>
          <table:table-cell table:style-name="ce43" office:value-type="string" calcext:value-type="string">
            <text:p>Cases</text:p>
          </table:table-cell>
          <table:table-cell table:style-name="ce43" office:value-type="string" calcext:value-type="string">
            <text:p>Deaths</text:p>
          </table:table-cell>
          <table:table-cell table:style-name="ce43" office:value-type="string" calcext:value-type="string">
            <text:p>People</text:p>
          </table:table-cell>
          <table:table-cell table:style-name="ce43" office:value-type="string" calcext:value-type="string">
            <text:p>Cases pro 100.000</text:p>
          </table:table-cell>
          <table:table-cell table:style-name="ce43" office:value-type="string" calcext:value-type="string">
            <text:p>Deaths pro 100.000</text:p>
          </table:table-cell>
          <table:table-cell table:style-name="ce43" office:value-type="string" calcext:value-type="string">
            <text:p>CFR</text:p>
          </table:table-cell>
          <table:table-cell table:style-name="ce43" table:number-columns-repeated="1017"/>
        </table:table-row>
        <table:table-row table:style-name="ro1">
          <table:table-cell office:value-type="string" calcext:value-type="string">
            <text:p>0 - 4</text:p>
          </table:table-cell>
          <table:table-cell office:value-type="float" office:value="78595" calcext:value-type="float">
            <text:p>78.595</text:p>
          </table:table-cell>
          <table:table-cell office:value-type="float" office:value="33" calcext:value-type="float">
            <text:p>33</text:p>
          </table:table-cell>
          <table:table-cell table:formula="of:=[$AlterstrukturUSA2.B2]" office:value-type="float" office:value="19646315" calcext:value-type="float">
            <text:p>19.646.315</text:p>
          </table:table-cell>
          <table:table-cell table:formula="of:=[.B2]/[.$D2]*100000" office:value-type="float" office:value="400.049576727239" calcext:value-type="float">
            <text:p>400,0</text:p>
          </table:table-cell>
          <table:table-cell table:formula="of:=[.C2]/[.$D2]*100000" office:value-type="float" office:value="0.167970431096111" calcext:value-type="float">
            <text:p>0,2</text:p>
          </table:table-cell>
          <table:table-cell table:formula="of:=[.C2]/[.B2]" office:value-type="percentage" office:value="0.000419874037788663" calcext:value-type="percentage">
            <text:p>0,04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- 17</text:p>
          </table:table-cell>
          <table:table-cell office:value-type="float" office:value="296662" calcext:value-type="float">
            <text:p>296.662</text:p>
          </table:table-cell>
          <table:table-cell office:value-type="float" office:value="50" calcext:value-type="float">
            <text:p>50</text:p>
          </table:table-cell>
          <table:table-cell table:formula="of:=[$AlterstrukturUSA2.B3]" office:value-type="float" office:value="54066118" calcext:value-type="float">
            <text:p>54.066.118</text:p>
          </table:table-cell>
          <table:table-cell table:formula="of:=[.B3]/[.$D3]*100000" office:value-type="float" office:value="548.702238988196" calcext:value-type="float">
            <text:p>548,7</text:p>
          </table:table-cell>
          <table:table-cell table:formula="of:=[.C3]/[.$D3]*100000" office:value-type="float" office:value="0.0924793601789572" calcext:value-type="float">
            <text:p>0,1</text:p>
          </table:table-cell>
          <table:table-cell table:formula="of:=[.C3]/[.B3]" office:value-type="percentage" office:value="0.000168541977064808" calcext:value-type="percentage">
            <text:p>0,02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 - 29</text:p>
          </table:table-cell>
          <table:table-cell office:value-type="float" office:value="1049518" calcext:value-type="float">
            <text:p>1.049.518</text:p>
          </table:table-cell>
          <table:table-cell office:value-type="float" office:value="725" calcext:value-type="float">
            <text:p>725</text:p>
          </table:table-cell>
          <table:table-cell table:formula="of:=[$AlterstrukturUSA2.B4]" office:value-type="float" office:value="53616861" calcext:value-type="float">
            <text:p>53.616.861</text:p>
          </table:table-cell>
          <table:table-cell table:formula="of:=[.B4]/[.$D4]*100000" office:value-type="float" office:value="1957.44021642744" calcext:value-type="float">
            <text:p>1.957,4</text:p>
          </table:table-cell>
          <table:table-cell table:formula="of:=[.C4]/[.$D4]*100000" office:value-type="float" office:value="1.35218658175457" calcext:value-type="float">
            <text:p>1,4</text:p>
          </table:table-cell>
          <table:table-cell table:formula="of:=[.C4]/[.B4]" office:value-type="percentage" office:value="0.000690793297494659" calcext:value-type="percentage">
            <text:p>0,07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- 39</text:p>
          </table:table-cell>
          <table:table-cell office:value-type="float" office:value="776555" calcext:value-type="float">
            <text:p>776.555</text:p>
          </table:table-cell>
          <table:table-cell office:value-type="float" office:value="1888" calcext:value-type="float">
            <text:p>1.888</text:p>
          </table:table-cell>
          <table:table-cell table:formula="of:=[$AlterstrukturUSA2.B5]" office:value-type="float" office:value="43595274" calcext:value-type="float">
            <text:p>43.595.274</text:p>
          </table:table-cell>
          <table:table-cell table:formula="of:=[.B5]/[.$D5]*100000" office:value-type="float" office:value="1781.28253076239" calcext:value-type="float">
            <text:p>1.781,3</text:p>
          </table:table-cell>
          <table:table-cell table:formula="of:=[.C5]/[.$D5]*100000" office:value-type="float" office:value="4.33074465823979" calcext:value-type="float">
            <text:p>4,3</text:p>
          </table:table-cell>
          <table:table-cell table:formula="of:=[.C5]/[.B5]" office:value-type="percentage" office:value="0.00243125084507858" calcext:value-type="percentage">
            <text:p>0,24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- 49</text:p>
          </table:table-cell>
          <table:table-cell office:value-type="float" office:value="713612" calcext:value-type="float">
            <text:p>713.612</text:p>
          </table:table-cell>
          <table:table-cell office:value-type="float" office:value="4528" calcext:value-type="float">
            <text:p>4.528</text:p>
          </table:table-cell>
          <table:table-cell table:formula="of:=[$AlterstrukturUSA2.B6]" office:value-type="float" office:value="40660591" calcext:value-type="float">
            <text:p>40.660.591</text:p>
          </table:table-cell>
          <table:table-cell table:formula="of:=[.B6]/[.$D6]*100000" office:value-type="float" office:value="1755.04581327901" calcext:value-type="float">
            <text:p>1.755,0</text:p>
          </table:table-cell>
          <table:table-cell table:formula="of:=[.C6]/[.$D6]*100000" office:value-type="float" office:value="11.136089979607" calcext:value-type="float">
            <text:p>11,1</text:p>
          </table:table-cell>
          <table:table-cell table:formula="of:=[.C6]/[.B6]" office:value-type="percentage" office:value="0.00634518477828288" calcext:value-type="percentage">
            <text:p>0,63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- 64</text:p>
          </table:table-cell>
          <table:table-cell office:value-type="float" office:value="963629" calcext:value-type="float">
            <text:p>963.629</text:p>
          </table:table-cell>
          <table:table-cell office:value-type="float" office:value="22028" calcext:value-type="float">
            <text:p>22.028</text:p>
          </table:table-cell>
          <table:table-cell table:formula="of:=[$AlterstrukturUSA2.B7]" office:value-type="float" office:value="63159166" calcext:value-type="float">
            <text:p>63.159.166</text:p>
          </table:table-cell>
          <table:table-cell table:formula="of:=[.B7]/[.$D7]*100000" office:value-type="float" office:value="1525.71520656242" calcext:value-type="float">
            <text:p>1.525,7</text:p>
          </table:table-cell>
          <table:table-cell table:formula="of:=[.C7]/[.$D7]*100000" office:value-type="float" office:value="34.8769646514965" calcext:value-type="float">
            <text:p>34,9</text:p>
          </table:table-cell>
          <table:table-cell table:formula="of:=[.C7]/[.B7]" office:value-type="percentage" office:value="0.0228594199634922" calcext:value-type="percentage">
            <text:p>2,29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 - 74</text:p>
          </table:table-cell>
          <table:table-cell office:value-type="float" office:value="353040" calcext:value-type="float">
            <text:p>353.040</text:p>
          </table:table-cell>
          <table:table-cell office:value-type="float" office:value="29736" calcext:value-type="float">
            <text:p>29.736</text:p>
          </table:table-cell>
          <table:table-cell table:formula="of:=[$AlterstrukturUSA2.B8]" office:value-type="float" office:value="30571313" calcext:value-type="float">
            <text:p>30.571.313</text:p>
          </table:table-cell>
          <table:table-cell table:formula="of:=[.B8]/[.$D8]*100000" office:value-type="float" office:value="1154.80810392409" calcext:value-type="float">
            <text:p>1.154,8</text:p>
          </table:table-cell>
          <table:table-cell table:formula="of:=[.C8]/[.$D8]*100000" office:value-type="float" office:value="97.267657427733" calcext:value-type="float">
            <text:p>97,3</text:p>
          </table:table-cell>
          <table:table-cell table:formula="of:=[.C8]/[.B8]" office:value-type="percentage" office:value="0.0842284160435078" calcext:value-type="percentage">
            <text:p>8,42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 - 84</text:p>
          </table:table-cell>
          <table:table-cell office:value-type="float" office:value="203064" calcext:value-type="float">
            <text:p>203.064</text:p>
          </table:table-cell>
          <table:table-cell office:value-type="float" office:value="37024" calcext:value-type="float">
            <text:p>37.024</text:p>
          </table:table-cell>
          <table:table-cell table:formula="of:=[$AlterstrukturUSA2.B9]" office:value-type="float" office:value="15547953" calcext:value-type="float">
            <text:p>15.547.953</text:p>
          </table:table-cell>
          <table:table-cell table:formula="of:=[.B9]/[.$D9]*100000" office:value-type="float" office:value="1306.04974172484" calcext:value-type="float">
            <text:p>1.306,0</text:p>
          </table:table-cell>
          <table:table-cell table:formula="of:=[.C9]/[.$D9]*100000" office:value-type="float" office:value="238.127810136807" calcext:value-type="float">
            <text:p>238,1</text:p>
          </table:table-cell>
          <table:table-cell table:formula="of:=[.C9]/[.B9]" office:value-type="percentage" office:value="0.182326754126778" calcext:value-type="percentage">
            <text:p>18,23 %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85+</text:p>
          </table:table-cell>
          <table:table-cell office:value-type="float" office:value="153863" calcext:value-type="float">
            <text:p>153.863</text:p>
          </table:table-cell>
          <table:table-cell office:value-type="float" office:value="44453" calcext:value-type="float">
            <text:p>44.453</text:p>
          </table:table-cell>
          <table:table-cell table:formula="of:=[$AlterstrukturUSA2.B10]" office:value-type="float" office:value="6303848" calcext:value-type="float">
            <text:p>6.303.848</text:p>
          </table:table-cell>
          <table:table-cell table:formula="of:=[.B10]/[.$D10]*100000" office:value-type="float" office:value="2440.77902893598" calcext:value-type="float">
            <text:p>2.440,8</text:p>
          </table:table-cell>
          <table:table-cell table:formula="of:=[.C10]/[.$D10]*100000" office:value-type="float" office:value="705.17245974205" calcext:value-type="float">
            <text:p>705,2</text:p>
          </table:table-cell>
          <table:table-cell table:formula="of:=[.C10]/[.B10]" office:value-type="percentage" office:value="0.288912864041387" calcext:value-type="percentage">
            <text:p>28,89 %</text:p>
          </table:table-cell>
          <table:table-cell table:number-columns-repeated="1017"/>
        </table:table-row>
      </table:table>
      <table:table table:name="AlterstrukturUSA" table:style-name="ta1">
        <table:table-column table:style-name="co17" table:default-cell-style-name="Default"/>
        <table:table-column table:style-name="co1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Under 5 years</text:p>
          </table:table-cell>
          <table:table-cell office:value-type="float" office:value="19646315" calcext:value-type="float">
            <text:p>19.646.315</text:p>
          </table:table-cell>
          <table:table-cell/>
        </table:table-row>
        <table:table-row table:style-name="ro1">
          <table:table-cell office:value-type="string" calcext:value-type="string">
            <text:p>5 to 9 years</text:p>
          </table:table-cell>
          <table:table-cell office:value-type="float" office:value="19805900" calcext:value-type="float">
            <text:p>19.805.900</text:p>
          </table:table-cell>
          <table:table-cell/>
        </table:table-row>
        <table:table-row table:style-name="ro1">
          <table:table-cell office:value-type="string" calcext:value-type="string">
            <text:p>10 to 14 years</text:p>
          </table:table-cell>
          <table:table-cell office:value-type="float" office:value="21392922" calcext:value-type="float">
            <text:p>21.392.922</text:p>
          </table:table-cell>
          <table:table-cell/>
        </table:table-row>
        <table:table-row table:style-name="ro1">
          <table:table-cell office:value-type="string" calcext:value-type="string">
            <text:p>15 to 19 years</text:p>
          </table:table-cell>
          <table:table-cell office:value-type="float" office:value="21445493" calcext:value-type="float">
            <text:p>21.445.493</text:p>
          </table:table-cell>
          <table:table-cell/>
        </table:table-row>
        <table:table-row table:style-name="ro1">
          <table:table-cell office:value-type="string" calcext:value-type="string">
            <text:p>20 to 24 years</text:p>
          </table:table-cell>
          <table:table-cell office:value-type="float" office:value="21717962" calcext:value-type="float">
            <text:p>21.717.962</text:p>
          </table:table-cell>
          <table:table-cell/>
        </table:table-row>
        <table:table-row table:style-name="ro1">
          <table:table-cell office:value-type="string" calcext:value-type="string">
            <text:p>25 to 29 years</text:p>
          </table:table-cell>
          <table:table-cell office:value-type="float" office:value="23320702" calcext:value-type="float">
            <text:p>23.320.702</text:p>
          </table:table-cell>
          <table:table-cell/>
        </table:table-row>
        <table:table-row table:style-name="ro1">
          <table:table-cell office:value-type="string" calcext:value-type="string">
            <text:p>30 to 34 years</text:p>
          </table:table-cell>
          <table:table-cell office:value-type="float" office:value="22023972" calcext:value-type="float">
            <text:p>22.023.972</text:p>
          </table:table-cell>
          <table:table-cell/>
        </table:table-row>
        <table:table-row table:style-name="ro1">
          <table:table-cell office:value-type="string" calcext:value-type="string">
            <text:p>35 to 39 years</text:p>
          </table:table-cell>
          <table:table-cell office:value-type="float" office:value="21571302" calcext:value-type="float">
            <text:p>21.571.302</text:p>
          </table:table-cell>
          <table:table-cell/>
        </table:table-row>
        <table:table-row table:style-name="ro1">
          <table:table-cell office:value-type="string" calcext:value-type="string">
            <text:p>40 to 44 years</text:p>
          </table:table-cell>
          <table:table-cell office:value-type="float" office:value="19927151" calcext:value-type="float">
            <text:p>19.927.151</text:p>
          </table:table-cell>
          <table:table-cell/>
        </table:table-row>
        <table:table-row table:style-name="ro1">
          <table:table-cell office:value-type="string" calcext:value-type="string">
            <text:p>45 to 49 years</text:p>
          </table:table-cell>
          <table:table-cell office:value-type="float" office:value="20733440" calcext:value-type="float">
            <text:p>20.733.440</text:p>
          </table:table-cell>
          <table:table-cell table:style-name="ce6"/>
        </table:table-row>
        <table:table-row table:style-name="ro1">
          <table:table-cell office:value-type="string" calcext:value-type="string">
            <text:p>50 to 54 years</text:p>
          </table:table-cell>
          <table:table-cell office:value-type="float" office:value="20871804" calcext:value-type="float">
            <text:p>20.871.804</text:p>
          </table:table-cell>
          <table:table-cell/>
        </table:table-row>
        <table:table-row table:style-name="ro1">
          <table:table-cell office:value-type="string" calcext:value-type="string">
            <text:p>55 to 59 years</text:p>
          </table:table-cell>
          <table:table-cell office:value-type="float" office:value="21624541" calcext:value-type="float">
            <text:p>21.624.541</text:p>
          </table:table-cell>
          <table:table-cell/>
        </table:table-row>
        <table:table-row table:style-name="ro1">
          <table:table-cell office:value-type="string" calcext:value-type="string">
            <text:p>60 to 64 years</text:p>
          </table:table-cell>
          <table:table-cell office:value-type="float" office:value="20662821" calcext:value-type="float">
            <text:p>20.662.821</text:p>
          </table:table-cell>
          <table:table-cell/>
        </table:table-row>
        <table:table-row table:style-name="ro1">
          <table:table-cell office:value-type="string" calcext:value-type="string">
            <text:p>65 to 69 years</text:p>
          </table:table-cell>
          <table:table-cell office:value-type="float" office:value="17107288" calcext:value-type="float">
            <text:p>17.107.288</text:p>
          </table:table-cell>
          <table:table-cell/>
        </table:table-row>
        <table:table-row table:style-name="ro1">
          <table:table-cell office:value-type="string" calcext:value-type="string">
            <text:p>70 to 74 years</text:p>
          </table:table-cell>
          <table:table-cell office:value-type="float" office:value="13464025" calcext:value-type="float">
            <text:p>13.464.025</text:p>
          </table:table-cell>
          <table:table-cell/>
        </table:table-row>
        <table:table-row table:style-name="ro1">
          <table:table-cell office:value-type="string" calcext:value-type="string">
            <text:p>75 to 79 years</text:p>
          </table:table-cell>
          <table:table-cell office:value-type="float" office:value="9378512" calcext:value-type="float">
            <text:p>9.378.512</text:p>
          </table:table-cell>
          <table:table-cell/>
        </table:table-row>
        <table:table-row table:style-name="ro1">
          <table:table-cell office:value-type="string" calcext:value-type="string">
            <text:p>80 to 84 years</text:p>
          </table:table-cell>
          <table:table-cell office:value-type="float" office:value="6169441" calcext:value-type="float">
            <text:p>6.169.441</text:p>
          </table:table-cell>
          <table:table-cell/>
        </table:table-row>
        <table:table-row table:style-name="ro1">
          <table:table-cell office:value-type="string" calcext:value-type="string">
            <text:p>85 years and over</text:p>
          </table:table-cell>
          <table:table-cell office:value-type="float" office:value="6303848" calcext:value-type="float">
            <text:p>6.303.848</text:p>
          </table:table-cell>
          <table:table-cell/>
        </table:table-row>
      </table:table>
      <table:table table:name="AlterstrukturUSA2" table:style-name="ta1"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0 - 4</text:p>
          </table:table-cell>
          <table:table-cell table:formula="of:=[AlterstrukturUSA.B2]" office:value-type="float" office:value="19646315" calcext:value-type="float">
            <text:p>19.646.315</text:p>
          </table:table-cell>
        </table:table-row>
        <table:table-row table:style-name="ro1">
          <table:table-cell office:value-type="string" calcext:value-type="string">
            <text:p>5 - 17</text:p>
          </table:table-cell>
          <table:table-cell table:formula="of:=[AlterstrukturUSA.B3]+[AlterstrukturUSA.B4]+ROUND([AlterstrukturUSA.B5]*3/5)" office:value-type="float" office:value="54066118" calcext:value-type="float">
            <text:p>54.066.118</text:p>
          </table:table-cell>
        </table:table-row>
        <table:table-row table:style-name="ro1">
          <table:table-cell office:value-type="string" calcext:value-type="string">
            <text:p>18 - 29</text:p>
          </table:table-cell>
          <table:table-cell table:formula="of:=ROUND([AlterstrukturUSA.B5]*2/5)+[AlterstrukturUSA.B6]+[AlterstrukturUSA.B7]" office:value-type="float" office:value="53616861" calcext:value-type="float">
            <text:p>53.616.861</text:p>
          </table:table-cell>
        </table:table-row>
        <table:table-row table:style-name="ro1">
          <table:table-cell office:value-type="string" calcext:value-type="string">
            <text:p>30 - 39</text:p>
          </table:table-cell>
          <table:table-cell table:formula="of:=[AlterstrukturUSA.B8]+[AlterstrukturUSA.B9]" office:value-type="float" office:value="43595274" calcext:value-type="float">
            <text:p>43.595.274</text:p>
          </table:table-cell>
        </table:table-row>
        <table:table-row table:style-name="ro1">
          <table:table-cell office:value-type="string" calcext:value-type="string">
            <text:p>40 - 49</text:p>
          </table:table-cell>
          <table:table-cell table:formula="of:=[AlterstrukturUSA.B10]+[AlterstrukturUSA.B11]" office:value-type="float" office:value="40660591" calcext:value-type="float">
            <text:p>40.660.591</text:p>
          </table:table-cell>
        </table:table-row>
        <table:table-row table:style-name="ro1">
          <table:table-cell office:value-type="string" calcext:value-type="string">
            <text:p>50 - 64</text:p>
          </table:table-cell>
          <table:table-cell table:formula="of:=SUM([AlterstrukturUSA.B12:.B14])" office:value-type="float" office:value="63159166" calcext:value-type="float">
            <text:p>63.159.166</text:p>
          </table:table-cell>
        </table:table-row>
        <table:table-row table:style-name="ro1">
          <table:table-cell office:value-type="string" calcext:value-type="string">
            <text:p>65 - 74</text:p>
          </table:table-cell>
          <table:table-cell table:formula="of:=SUM([AlterstrukturUSA.B15:.B16])" office:value-type="float" office:value="30571313" calcext:value-type="float">
            <text:p>30.571.313</text:p>
          </table:table-cell>
        </table:table-row>
        <table:table-row table:style-name="ro1">
          <table:table-cell office:value-type="string" calcext:value-type="string">
            <text:p>75 - 84</text:p>
          </table:table-cell>
          <table:table-cell table:formula="of:=SUM([AlterstrukturUSA.B17:.B18])" office:value-type="float" office:value="15547953" calcext:value-type="float">
            <text:p>15.547.953</text:p>
          </table:table-cell>
        </table:table-row>
        <table:table-row table:style-name="ro1">
          <table:table-cell table:style-name="ce41" office:value-type="string" calcext:value-type="string">
            <text:p>85+</text:p>
          </table:table-cell>
          <table:table-cell table:formula="of:=[AlterstrukturUSA.B19]" office:value-type="float" office:value="6303848" calcext:value-type="float">
            <text:p>6.303.848</text:p>
          </table:table-cell>
        </table:table-row>
      </table:table>
      <table:named-expressions>
        <table:named-range table:name="BevUS" table:base-cell-address="$Konstanten.$B$1" table:cell-range-address="$Konstanten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.00.0000</text:date>, <text:time style:data-style-name="N2" text:time-value="09:02:57.9114194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0-07-19T12:57:05.769301631</meta:creation-date>
    <dc:date>2020-09-11T10:30:54.375989922</dc:date>
    <dc:creator>Thomas Arend</dc:creator>
    <meta:editing-duration>PT5H38M49S</meta:editing-duration>
    <meta:editing-cycles>17</meta:editing-cycles>
    <meta:generator>LibreOffice/6.1.5.2$Linux_X86_64 LibreOffice_project/10$Build-2</meta:generator>
    <meta:document-statistic meta:table-count="8" meta:cell-count="458" meta:object-count="0"/>
  </office:meta>
</office:document-meta>
</file>